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2487638920204192668"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
      <text:p text:style-name="P25"><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3554757808354488589"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2309486678711414504"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1"><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1"><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1"><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1"><text:span text:style-name="T12">Wed Dec 25, 2019 </text:span><text:span text:style-name="T10">no running</text:span><text:span text:style-name="T12"> <text:s/></text:span></text:p>
      <text:p text:style-name="P2"/>
      <text:p text:style-name="P21"><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1"/>
      <text:p text:style-name="P1">In the last week: 22.25 miles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1"><text:span text:style-name="T12"><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30T13:10:30.84</dc:date>
    <dc:creator>James  Lombardi</dc:creator>
    <meta:editing-duration>P1DT15H36M46S</meta:editing-duration>
    <meta:editing-cycles>207</meta:editing-cycles>
    <meta:generator>OpenOffice/4.1.2$Win32 OpenOffice.org_project/412m3$Build-9782</meta:generator>
    <meta:document-statistic meta:table-count="0" meta:image-count="0" meta:object-count="0" meta:page-count="34" meta:paragraph-count="866" meta:word-count="9298" meta:character-count="46203"/>
  </office:meta>
</office:document-meta>
</file>